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922b" officeooo:paragraph-rsid="000c922b"/>
    </style:style>
    <style:style style:name="P2" style:family="paragraph" style:parent-style-name="Text_20_body">
      <style:paragraph-properties fo:margin-left="0cm" fo:margin-right="0cm" fo:margin-top="0cm" fo:margin-bottom="0cm" loext:contextual-spacing="false" fo:text-indent="0cm" style:auto-text-indent="false"/>
    </style:style>
    <style:style style:name="P3" style:family="paragraph" style:parent-style-name="Text_20_body">
      <style:paragraph-properties fo:margin-left="0cm" fo:margin-right="0cm" fo:margin-top="0cm" fo:margin-bottom="0cm" loext:contextual-spacing="false" fo:text-indent="0cm" style:auto-text-indent="false"/>
      <style:text-properties officeooo:rsid="000c922b" officeooo:paragraph-rsid="000c922b"/>
    </style:style>
    <style:style style:name="P4" style:family="paragraph" style:parent-style-name="Text_20_body">
      <style:paragraph-properties fo:margin-left="0cm" fo:margin-right="0cm" fo:margin-top="0cm" fo:margin-bottom="0cm" loext:contextual-spacing="false" fo:text-indent="0cm" style:auto-text-indent="false"/>
      <style:text-properties fo:font-size="14pt" fo:font-weight="bold" officeooo:rsid="000c922b" officeooo:paragraph-rsid="000c922b" style:font-size-asian="14pt" style:font-weight-asian="bold" style:font-size-complex="14pt" style:font-weight-complex="bold"/>
    </style:style>
    <style:style style:name="P5" style:family="paragraph" style:parent-style-name="Text_20_body" style:list-style-name="L1">
      <style:paragraph-properties fo:margin-top="0cm" fo:margin-bottom="0cm" loext:contextual-spacing="false"/>
      <style:text-properties officeooo:rsid="000c922b" officeooo:paragraph-rsid="000cce84"/>
    </style:style>
    <style:style style:name="P6" style:family="paragraph" style:parent-style-name="Text_20_body" style:list-style-name="L1">
      <style:paragraph-properties fo:margin-top="0cm" fo:margin-bottom="0cm" loext:contextual-spacing="false"/>
      <style:text-properties officeooo:paragraph-rsid="000cce84"/>
    </style:style>
    <style:style style:name="P7" style:family="paragraph" style:parent-style-name="Text_20_body" style:list-style-name="L1">
      <style:paragraph-properties fo:margin-top="0cm" fo:margin-bottom="0cm" loext:contextual-spacing="false"/>
      <style:text-properties officeooo:paragraph-rsid="001007d2"/>
    </style:style>
    <style:style style:name="P8" style:family="paragraph" style:parent-style-name="Text_20_body" style:list-style-name="L1">
      <style:paragraph-properties fo:margin-top="0cm" fo:margin-bottom="0cm" loext:contextual-spacing="false"/>
      <style:text-properties officeooo:rsid="000cce84" officeooo:paragraph-rsid="000cce84"/>
    </style:style>
    <style:style style:name="T1" style:family="text">
      <style:text-properties officeooo:rsid="000c922b"/>
    </style:style>
    <style:style style:name="T2" style:family="text">
      <style:text-properties fo:language="en" fo:country="US"/>
    </style:style>
    <style:style style:name="T3" style:family="text">
      <style:text-properties officeooo:rsid="000cce84"/>
    </style:style>
    <style:style style:name="T4" style:family="text">
      <style:text-properties officeooo:rsid="001295fe"/>
    </style:style>
    <style:style style:name="T5" style:family="text">
      <style:text-properties officeooo:rsid="0012afd6"/>
    </style:style>
    <style:style style:name="T6" style:family="text">
      <style:text-properties officeooo:rsid="001330e7"/>
    </style:style>
    <style:style style:name="T7"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EA – Linguistic <text:span text:style-name="T2">Exercises</text:span> with Annotation tools</text:p>
      <text:p text:style-name="P2"/>
      <text:p text:style-name="P3">Sie haben ein LEA-Aufgabenpake<text:span text:style-name="T6">t</text:span> <text:span text:style-name="T6">i</text:span>n Form einer zip-Datei erhalten. Damit Sie die Aufgabe bearbeiten können, führen Sie bitte die folgenden Schritte durch.</text:p>
      <text:p text:style-name="P3"/>
      <text:list xml:id="list3270086339057257924" text:style-name="L1">
        <text:list-item>
          <text:p text:style-name="P5">Die zip-Datei muss zunächst entpackt werden. Unter Windows klicken Sie bitte mit einem Rechtsklick auf die Datei und wählen Sie dann aus dem erscheinen Kontextmenü „Alle extrahieren...“. Bitte merken Sie sich, wohin Sie den Inhalt der Datei extrahieren. An diesem Ort entsteht ein Unterordner namens „<text:span text:style-name="T5">LEA</text:span>“.</text:p>
          <text:p text:style-name="P6"/>
        </text:list-item>
        <text:list-item>
          <text:p text:style-name="P7">In diesem Ordner sind alle Dateien, die zur Bearbeitung der Aufgabe notwendig sind. <text:span text:style-name="T4">Ö</text:span>ffnen Sie <text:span text:style-name="T4">in diesem Ordner </text:span>die Datei „<text:span text:style-name="T4">index</text:span>.html“ mit einem Browser (meist geht dies mit einem Doppelklick). In dieser <text:span text:style-name="T3">Datei </text:span>wird Ihnen alles erklärt, was Sie zur Bearbeitung der Aufgabe brauchen. <text:span text:style-name="T1">Weitere Dateien sind dort verlinkt.</text:span></text:p>
          <text:p text:style-name="P8"><text:span text:style-name="T7">Hinweis:</text:span> Falls <text:s/>die Links nicht funktionieren, schauen Sie bitte noch einmal nach, ob Sie den Ordner richtig entpackt habe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09:23:02.210966142</meta:creation-date>
    <dc:date>2017-07-30T10:52:22.736537555</dc:date>
    <meta:editing-duration>PT11M7S</meta:editing-duration>
    <meta:editing-cycles>11</meta:editing-cycles>
    <meta:generator>LibreOffice/5.1.6.2$Linux_X86_64 LibreOffice_project/10m0$Build-2</meta:generator>
    <meta:document-statistic meta:table-count="0" meta:image-count="0" meta:object-count="0" meta:page-count="1" meta:paragraph-count="6" meta:word-count="146" meta:character-count="952" meta:non-whitespace-character-count="813"/>
  </office:meta>
</office:document-meta>
</file>